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15846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#dee7e5" fo:border="0.74pt solid #000000"/>
    </style:style>
    <style:style style:name="ce6" style:family="table-cell" style:parent-style-name="Default">
      <style:table-cell-properties fo:background-color="#dde8cb" fo:border="0.74pt solid #000000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3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end" fo:margin-left="0in"/>
    </style:style>
    <style:style style:name="ce14" style:family="table-cell" style:parent-style-name="Default" style:data-style-name="N104">
      <style:table-cell-properties fo:background-color="#dee7e5" style:text-align-source="fix" style:repeat-content="false" fo:border="0.74pt solid #000000"/>
      <style:paragraph-properties fo:text-align="end" fo:margin-left="0in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2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2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is-true-formula(AND(OR([.$D2]=&quot;n&quot;;[.$D2]=&quot;N&quot;); [.$I2]&lt;15; [.$D2]&lt;&gt;&quot;Paid&quot;))" style:apply-style-name="Bad" style:base-cell-address="Bills.I2"/>
    </style:style>
    <style:style style:name="ce2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is-true-formula(AND(OR([.$D2]=&quot;n&quot;;[.$D2]=&quot;N&quot;); [.$I2]&lt;15; [.$D2]&lt;&gt;&quot;Paid&quot;))" style:apply-style-name="Bad" style:base-cell-address="Bills.I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ranscription&quot;;&quot;Nostalgic&quot;)" table:allow-empty-cell="true" table:display-list="unsorted" table:base-cell-address="Bills.B1">
          <table:error-message table:message-type="stop" table:display="true"/>
        </table:content-validation>
        <table:content-validation table:name="val2" table:condition="of:cell-content-is-in-list(&quot;Unpaid&quot;;&quot;Paid&quot;)" table:allow-empty-cell="true" table:display-list="sort-ascending" table:base-cell-address="Bills.F1">
          <table:error-message table:message-type="stop" table:display="true"/>
        </table:content-validation>
      </table:content-validations>
      <table:table table:name="Bill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1"/>
        <table:table-column table:style-name="co2" table:default-cell-style-name="ce15"/>
        <table:table-column table:style-name="co2" table:number-columns-repeated="2" table:default-cell-style-name="ce18"/>
        <table:table-column table:style-name="co3" table:default-cell-style-name="ce18"/>
        <table:table-column table:style-name="co2" table:default-cell-style-name="ce18"/>
        <table:table-column table:style-name="co2" table:default-cell-style-name="Default"/>
        <table:table-row table:style-name="ro1">
          <table:table-cell table:style-name="ce3" office:value-type="string" calcext:value-type="string">
            <text:p>Name (tooltip)</text:p>
          </table:table-cell>
          <table:table-cell table:style-name="ce7" table:content-validation-name="val1" office:value-type="string" calcext:value-type="string">
            <text:p>Account</text:p>
          </table:table-cell>
          <table:table-cell table:style-name="ce8" office:value-type="string" calcext:value-type="string">
            <text:p>Due Day</text:p>
          </table:table-cell>
          <table:table-cell table:style-name="ce8" office:value-type="string" calcext:value-type="string">
            <text:p>Autopay</text:p>
          </table:table-cell>
          <table:table-cell table:style-name="ce12" office:value-type="string" calcext:value-type="string">
            <text:p>Amount</text:p>
          </table:table-cell>
          <table:table-cell table:style-name="ce7" table:content-validation-name="val2" office:value-type="string" calcext:value-type="string">
            <text:p>Status</text:p>
          </table:table-cell>
          <table:table-cell table:style-name="ce7" office:value-type="string" calcext:value-type="string">
            <text:p>StatusID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Days Left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 table:style-name="ce4" office:value-type="string" calcext:value-type="string">
            <text:p>Kansas Mutual</text:p>
          </table:table-cell>
          <table:table-cell table:style-name="ce4" table:content-validation-name="val1" office:value-type="string" calcext:value-type="string">
            <text:p>Transcription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13" office:value-type="currency" office:currency="USD" office:value="268" calcext:value-type="currency">
            <text:p>$268.00</text:p>
          </table:table-cell>
          <table:table-cell table:style-name="ce16" table:content-validation-name="val2" office:value-type="string" calcext:value-type="string">
            <text:p>Unpaid</text:p>
          </table:table-cell>
          <table:table-cell table:style-name="ce19" table:formula="of:=IF(OR([.C2]=&quot;&quot;; [.F2]=&quot;&quot;); &quot;&quot;; IF([.F2]=&quot;Paid&quot;; 0; IF(DAY(TODAY()) &gt;= ([.C2]-5); 2; 1)))" office:value-type="float" office:value="1" calcext:value-type="float">
            <text:p>1</text:p>
          </table:table-cell>
          <table:table-cell table:style-name="ce16" office:value-type="string" calcext:value-type="string">
            <text:p>Insurance</text:p>
          </table:table-cell>
          <table:table-cell table:style-name="ce21" table:formula="of:=IF([.C2]=&quot;&quot;; &quot;&quot;; [.C2]-DAY(TODAY()))" office:value-type="float" office:value="15" calcext:value-type="float">
            <text:p>15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Midwest Energy</text:p>
          </table:table-cell>
          <table:table-cell table:style-name="ce5" table:content-validation-name="val1" office:value-type="string" calcext:value-type="string">
            <text:p>Transcription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4" office:value-type="currency" office:currency="USD" office:value="150" calcext:value-type="currency">
            <text:p>$150.00</text:p>
          </table:table-cell>
          <table:table-cell table:style-name="ce17" table:content-validation-name="val2" office:value-type="string" calcext:value-type="string">
            <text:p>Unpaid</text:p>
          </table:table-cell>
          <table:table-cell table:style-name="ce20" table:formula="of:=IF(OR([.C3]=&quot;&quot;; [.F3]=&quot;&quot;); &quot;&quot;; IF([.F3]=&quot;Paid&quot;; 0; IF(DAY(TODAY()) &gt;= ([.C3]-5); 2; 1)))" office:value-type="float" office:value="1" calcext:value-type="float">
            <text:p>1</text:p>
          </table:table-cell>
          <table:table-cell table:style-name="ce17" office:value-type="string" calcext:value-type="string">
            <text:p>House Maintenance</text:p>
          </table:table-cell>
          <table:table-cell table:style-name="ce22" table:formula="of:=IF([.C3]=&quot;&quot;; &quot;&quot;; [.C3]-DAY(TODAY()))" office:value-type="float" office:value="8" calcext:value-type="float">
            <text:p>8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SSA</text:p>
          </table:table-cell>
          <table:table-cell table:style-name="ce4" table:content-validation-name="val1" office:value-type="string" calcext:value-type="string">
            <text:p>Transcription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13" office:value-type="currency" office:currency="USD" office:value="2100" calcext:value-type="currency">
            <text:p>$2,100.00</text:p>
          </table:table-cell>
          <table:table-cell table:style-name="ce16" table:content-validation-name="val2" office:value-type="string" calcext:value-type="string">
            <text:p>Unpaid</text:p>
          </table:table-cell>
          <table:table-cell table:style-name="ce19" table:formula="of:=IF(OR([.C4]=&quot;&quot;; [.F4]=&quot;&quot;); &quot;&quot;; IF([.F4]=&quot;Paid&quot;; 0; IF(DAY(TODAY()) &gt;= ([.C4]-5); 2; 1)))" office:value-type="float" office:value="1" calcext:value-type="float">
            <text:p>1</text:p>
          </table:table-cell>
          <table:table-cell table:style-name="ce16" office:value-type="string" calcext:value-type="string">
            <text:p>Income</text:p>
          </table:table-cell>
          <table:table-cell table:style-name="ce21" table:formula="of:=IF([.C4]=&quot;&quot;; &quot;&quot;; [.C4]-DAY(TODAY()))" office:value-type="float" office:value="13" calcext:value-type="float">
            <text:p>13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Amazon Prime</text:p>
          </table:table-cell>
          <table:table-cell table:style-name="ce5" table:content-validation-name="val1" office:value-type="string" calcext:value-type="string">
            <text:p>Transcription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4" office:value-type="currency" office:currency="USD" office:value="11" calcext:value-type="currency">
            <text:p>$11.00</text:p>
          </table:table-cell>
          <table:table-cell table:style-name="ce17" table:content-validation-name="val2" office:value-type="string" calcext:value-type="string">
            <text:p>Unpaid</text:p>
          </table:table-cell>
          <table:table-cell table:style-name="ce20" table:formula="of:=IF(OR([.C5]=&quot;&quot;; [.F5]=&quot;&quot;); &quot;&quot;; IF([.F5]=&quot;Paid&quot;; 0; IF(DAY(TODAY()) &gt;= ([.C5]-5); 2; 1)))" office:value-type="float" office:value="1" calcext:value-type="float">
            <text:p>1</text:p>
          </table:table-cell>
          <table:table-cell table:style-name="ce17" office:value-type="string" calcext:value-type="string">
            <text:p>Entertainment</text:p>
          </table:table-cell>
          <table:table-cell table:style-name="ce22" table:formula="of:=IF([.C5]=&quot;&quot;; &quot;&quot;; [.C5]-DAY(TODAY()))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CuofA</text:p>
          </table:table-cell>
          <table:table-cell table:style-name="ce4" table:content-validation-name="val1" office:value-type="string" calcext:value-type="string">
            <text:p>Nostalgic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n</text:p>
          </table:table-cell>
          <table:table-cell table:style-name="ce13" office:value-type="currency" office:currency="USD" office:value="233" calcext:value-type="currency">
            <text:p>$233.00</text:p>
          </table:table-cell>
          <table:table-cell table:style-name="ce16" table:content-validation-name="val2" office:value-type="string" calcext:value-type="string">
            <text:p>Unpaid</text:p>
          </table:table-cell>
          <table:table-cell table:style-name="ce19" table:formula="of:=IF(OR([.C6]=&quot;&quot;; [.F6]=&quot;&quot;); &quot;&quot;; IF([.F6]=&quot;Paid&quot;; 0; IF(DAY(TODAY()) &gt;= ([.C6]-5); 2; 1)))" office:value-type="float" office:value="1" calcext:value-type="float">
            <text:p>1</text:p>
          </table:table-cell>
          <table:table-cell table:style-name="ce16" office:value-type="string" calcext:value-type="string">
            <text:p>Bucket</text:p>
          </table:table-cell>
          <table:table-cell table:style-name="ce21" table:formula="of:=IF([.C6]=&quot;&quot;; &quot;&quot;; [.C6]-DAY(TODAY()))" office:value-type="float" office:value="23" calcext:value-type="float">
            <text:p>23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DuoLingo</text:p>
          </table:table-cell>
          <table:table-cell table:style-name="ce5" table:content-validation-name="val1" office:value-type="string" calcext:value-type="string">
            <text:p>Transcription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4" office:value-type="currency" office:currency="USD" office:value="19" calcext:value-type="currency">
            <text:p>$19.00</text:p>
          </table:table-cell>
          <table:table-cell table:style-name="ce17" table:content-validation-name="val2" office:value-type="string" calcext:value-type="string">
            <text:p>Unpaid</text:p>
          </table:table-cell>
          <table:table-cell table:style-name="ce20" table:formula="of:=IF(OR([.C7]=&quot;&quot;; [.F7]=&quot;&quot;); &quot;&quot;; IF([.F7]=&quot;Paid&quot;; 0; IF(DAY(TODAY()) &gt;= ([.C7]-5); 2; 1)))" office:value-type="float" office:value="1" calcext:value-type="float">
            <text:p>1</text:p>
          </table:table-cell>
          <table:table-cell table:style-name="ce17" office:value-type="string" calcext:value-type="string">
            <text:p>Education</text:p>
          </table:table-cell>
          <table:table-cell table:style-name="ce22" table:formula="of:=IF([.C7]=&quot;&quot;; &quot;&quot;; [.C7]-DAY(TODAY()))" office:value-type="float" office:value="9" calcext:value-type="float">
            <text:p>9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Unruh</text:p>
          </table:table-cell>
          <table:table-cell table:style-name="ce4" table:content-validation-name="val1" office:value-type="string" calcext:value-type="string">
            <text:p>Transcription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13" office:value-type="currency" office:currency="USD" office:value="28" calcext:value-type="currency">
            <text:p>$28.00</text:p>
          </table:table-cell>
          <table:table-cell table:style-name="ce16" table:content-validation-name="val2" office:value-type="string" calcext:value-type="string">
            <text:p>Unpaid</text:p>
          </table:table-cell>
          <table:table-cell table:style-name="ce19" table:formula="of:=IF(OR([.C8]=&quot;&quot;; [.F8]=&quot;&quot;); &quot;&quot;; IF([.F8]=&quot;Paid&quot;; 0; IF(DAY(TODAY()) &gt;= ([.C8]-5); 2; 1)))" office:value-type="float" office:value="1" calcext:value-type="float">
            <text:p>1</text:p>
          </table:table-cell>
          <table:table-cell table:style-name="ce16" office:value-type="string" calcext:value-type="string">
            <text:p>House Maintenance</text:p>
          </table:table-cell>
          <table:table-cell table:style-name="ce21" table:formula="of:=IF([.C8]=&quot;&quot;; &quot;&quot;; [.C8]-DAY(TODAY()))"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BofA</text:p>
          </table:table-cell>
          <table:table-cell table:style-name="ce5" table:content-validation-name="val1" office:value-type="string" calcext:value-type="string">
            <text:p>Nostalgic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n</text:p>
          </table:table-cell>
          <table:table-cell table:style-name="ce14" office:value-type="currency" office:currency="USD" office:value="540" calcext:value-type="currency">
            <text:p>$540.00</text:p>
          </table:table-cell>
          <table:table-cell table:style-name="ce17" table:content-validation-name="val2" office:value-type="string" calcext:value-type="string">
            <text:p>Unpaid</text:p>
          </table:table-cell>
          <table:table-cell table:style-name="ce20" table:formula="of:=IF(OR([.C9]=&quot;&quot;; [.F9]=&quot;&quot;); &quot;&quot;; IF([.F9]=&quot;Paid&quot;; 0; IF(DAY(TODAY()) &gt;= ([.C9]-5); 2; 1)))" office:value-type="float" office:value="1" calcext:value-type="float">
            <text:p>1</text:p>
          </table:table-cell>
          <table:table-cell table:style-name="ce17" office:value-type="string" calcext:value-type="string">
            <text:p>Bucket</text:p>
          </table:table-cell>
          <table:table-cell table:style-name="ce22" table:formula="of:=IF([.C9]=&quot;&quot;; &quot;&quot;; [.C9]-DAY(TODAY()))" office:value-type="float" office:value="14" calcext:value-type="float">
            <text:p>14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4" table:content-validation-name="val1" office:value-type="string" calcext:value-type="string">
            <text:p>Nostalgi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n</text:p>
          </table:table-cell>
          <table:table-cell table:style-name="ce13" office:value-type="currency" office:currency="USD" office:value="145" calcext:value-type="currency">
            <text:p>$145.00</text:p>
          </table:table-cell>
          <table:table-cell table:style-name="ce16" table:content-validation-name="val2" office:value-type="string" calcext:value-type="string">
            <text:p>Unpaid</text:p>
          </table:table-cell>
          <table:table-cell table:style-name="ce19" table:formula="of:=IF(OR([.C10]=&quot;&quot;; [.F10]=&quot;&quot;); &quot;&quot;; IF([.F10]=&quot;Paid&quot;; 0; IF(DAY(TODAY()) &gt;= ([.C10]-5); 2; 1)))" office:value-type="float" office:value="1" calcext:value-type="float">
            <text:p>1</text:p>
          </table:table-cell>
          <table:table-cell table:style-name="ce16" office:value-type="string" calcext:value-type="string">
            <text:p>House Maintenance</text:p>
          </table:table-cell>
          <table:table-cell table:style-name="ce21" table:formula="of:=IF([.C10]=&quot;&quot;; &quot;&quot;; [.C10]-DAY(TODAY()))" office:value-type="float" office:value="13" calcext:value-type="float">
            <text:p>13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Ambetter</text:p>
          </table:table-cell>
          <table:table-cell table:style-name="ce5" table:content-validation-name="val1" office:value-type="string" calcext:value-type="string">
            <text:p>Nostalgic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4"/>
          <table:table-cell table:style-name="ce17" table:content-validation-name="val2"/>
          <table:table-cell table:style-name="ce20" table:formula="of:=IF(OR([.C11]=&quot;&quot;; [.F11]=&quot;&quot;); &quot;&quot;; IF([.F11]=&quot;Paid&quot;; 0; IF(DAY(TODAY()) &gt;= ([.C11]-5); 2; 1)))">
            <text:p/>
          </table:table-cell>
          <table:table-cell table:style-name="ce17"/>
          <table:table-cell table:style-name="ce22" table:formula="of:=IF([.C11]=&quot;&quot;; &quot;&quot;; [.C11]-DAY(TODAY()))" office:value-type="float" office:value="13" calcext:value-type="float">
            <text:p>13</text:p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12]=&quot;&quot;; [.F12]=&quot;&quot;); &quot;&quot;; IF([.F12]=&quot;Paid&quot;; 0; IF(DAY(TODAY()) &gt;= ([.C12]-5); 2; 1)))">
            <text:p/>
          </table:table-cell>
          <table:table-cell table:style-name="ce16"/>
          <table:table-cell table:style-name="ce21" table:formula="of:=IF([.C12]=&quot;&quot;; &quot;&quot;; [.C12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13]=&quot;&quot;; [.F13]=&quot;&quot;); &quot;&quot;; IF([.F13]=&quot;Paid&quot;; 0; IF(DAY(TODAY()) &gt;= ([.C13]-5); 2; 1)))">
            <text:p/>
          </table:table-cell>
          <table:table-cell table:style-name="ce17"/>
          <table:table-cell table:style-name="ce22" table:formula="of:=IF([.C13]=&quot;&quot;; &quot;&quot;; [.C13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14]=&quot;&quot;; [.F14]=&quot;&quot;); &quot;&quot;; IF([.F14]=&quot;Paid&quot;; 0; IF(DAY(TODAY()) &gt;= ([.C14]-5); 2; 1)))">
            <text:p/>
          </table:table-cell>
          <table:table-cell table:style-name="ce16"/>
          <table:table-cell table:style-name="ce21" table:formula="of:=IF([.C14]=&quot;&quot;; &quot;&quot;; [.C14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15]=&quot;&quot;; [.F15]=&quot;&quot;); &quot;&quot;; IF([.F15]=&quot;Paid&quot;; 0; IF(DAY(TODAY()) &gt;= ([.C15]-5); 2; 1)))">
            <text:p/>
          </table:table-cell>
          <table:table-cell table:style-name="ce17"/>
          <table:table-cell table:style-name="ce22" table:formula="of:=IF([.C15]=&quot;&quot;; &quot;&quot;; [.C15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16]=&quot;&quot;; [.F16]=&quot;&quot;); &quot;&quot;; IF([.F16]=&quot;Paid&quot;; 0; IF(DAY(TODAY()) &gt;= ([.C16]-5); 2; 1)))">
            <text:p/>
          </table:table-cell>
          <table:table-cell table:style-name="ce16"/>
          <table:table-cell table:style-name="ce21" table:formula="of:=IF([.C16]=&quot;&quot;; &quot;&quot;; [.C16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17]=&quot;&quot;; [.F17]=&quot;&quot;); &quot;&quot;; IF([.F17]=&quot;Paid&quot;; 0; IF(DAY(TODAY()) &gt;= ([.C17]-5); 2; 1)))">
            <text:p/>
          </table:table-cell>
          <table:table-cell table:style-name="ce17"/>
          <table:table-cell table:style-name="ce22" table:formula="of:=IF([.C17]=&quot;&quot;; &quot;&quot;; [.C17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18]=&quot;&quot;; [.F18]=&quot;&quot;); &quot;&quot;; IF([.F18]=&quot;Paid&quot;; 0; IF(DAY(TODAY()) &gt;= ([.C18]-5); 2; 1)))">
            <text:p/>
          </table:table-cell>
          <table:table-cell table:style-name="ce16"/>
          <table:table-cell table:style-name="ce21" table:formula="of:=IF([.C18]=&quot;&quot;; &quot;&quot;; [.C18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19]=&quot;&quot;; [.F19]=&quot;&quot;); &quot;&quot;; IF([.F19]=&quot;Paid&quot;; 0; IF(DAY(TODAY()) &gt;= ([.C19]-5); 2; 1)))">
            <text:p/>
          </table:table-cell>
          <table:table-cell table:style-name="ce17"/>
          <table:table-cell table:style-name="ce22" table:formula="of:=IF([.C19]=&quot;&quot;; &quot;&quot;; [.C19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20]=&quot;&quot;; [.F20]=&quot;&quot;); &quot;&quot;; IF([.F20]=&quot;Paid&quot;; 0; IF(DAY(TODAY()) &gt;= ([.C20]-5); 2; 1)))">
            <text:p/>
          </table:table-cell>
          <table:table-cell table:style-name="ce16"/>
          <table:table-cell table:style-name="ce21" table:formula="of:=IF([.C20]=&quot;&quot;; &quot;&quot;; [.C20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21]=&quot;&quot;; [.F21]=&quot;&quot;); &quot;&quot;; IF([.F21]=&quot;Paid&quot;; 0; IF(DAY(TODAY()) &gt;= ([.C21]-5); 2; 1)))">
            <text:p/>
          </table:table-cell>
          <table:table-cell table:style-name="ce17"/>
          <table:table-cell table:style-name="ce22" table:formula="of:=IF([.C21]=&quot;&quot;; &quot;&quot;; [.C21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22]=&quot;&quot;; [.F22]=&quot;&quot;); &quot;&quot;; IF([.F22]=&quot;Paid&quot;; 0; IF(DAY(TODAY()) &gt;= ([.C22]-5); 2; 1)))">
            <text:p/>
          </table:table-cell>
          <table:table-cell table:style-name="ce16"/>
          <table:table-cell table:style-name="ce21" table:formula="of:=IF([.C22]=&quot;&quot;; &quot;&quot;; [.C22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23]=&quot;&quot;; [.F23]=&quot;&quot;); &quot;&quot;; IF([.F23]=&quot;Paid&quot;; 0; IF(DAY(TODAY()) &gt;= ([.C23]-5); 2; 1)))">
            <text:p/>
          </table:table-cell>
          <table:table-cell table:style-name="ce17"/>
          <table:table-cell table:style-name="ce22" table:formula="of:=IF([.C23]=&quot;&quot;; &quot;&quot;; [.C23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24]=&quot;&quot;; [.F24]=&quot;&quot;); &quot;&quot;; IF([.F24]=&quot;Paid&quot;; 0; IF(DAY(TODAY()) &gt;= ([.C24]-5); 2; 1)))">
            <text:p/>
          </table:table-cell>
          <table:table-cell table:style-name="ce16"/>
          <table:table-cell table:style-name="ce21" table:formula="of:=IF([.C24]=&quot;&quot;; &quot;&quot;; [.C24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25]=&quot;&quot;; [.F25]=&quot;&quot;); &quot;&quot;; IF([.F25]=&quot;Paid&quot;; 0; IF(DAY(TODAY()) &gt;= ([.C25]-5); 2; 1)))">
            <text:p/>
          </table:table-cell>
          <table:table-cell table:style-name="ce17"/>
          <table:table-cell table:style-name="ce22" table:formula="of:=IF([.C25]=&quot;&quot;; &quot;&quot;; [.C25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26]=&quot;&quot;; [.F26]=&quot;&quot;); &quot;&quot;; IF([.F26]=&quot;Paid&quot;; 0; IF(DAY(TODAY()) &gt;= ([.C26]-5); 2; 1)))">
            <text:p/>
          </table:table-cell>
          <table:table-cell table:style-name="ce16"/>
          <table:table-cell table:style-name="ce21" table:formula="of:=IF([.C26]=&quot;&quot;; &quot;&quot;; [.C26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 office:value-type="string" calcext:value-type="string">
            <text:p>Nostalgic</text:p>
          </table:table-cell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27]=&quot;&quot;; [.F27]=&quot;&quot;); &quot;&quot;; IF([.F27]=&quot;Paid&quot;; 0; IF(DAY(TODAY()) &gt;= ([.C27]-5); 2; 1)))">
            <text:p/>
          </table:table-cell>
          <table:table-cell table:style-name="ce17"/>
          <table:table-cell table:style-name="ce22" table:formula="of:=IF([.C27]=&quot;&quot;; &quot;&quot;; [.C27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 office:value-type="string" calcext:value-type="string">
            <text:p>Nostalgic</text:p>
          </table:table-cell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28]=&quot;&quot;; [.F28]=&quot;&quot;); &quot;&quot;; IF([.F28]=&quot;Paid&quot;; 0; IF(DAY(TODAY()) &gt;= ([.C28]-5); 2; 1)))">
            <text:p/>
          </table:table-cell>
          <table:table-cell table:style-name="ce16"/>
          <table:table-cell table:style-name="ce21" table:formula="of:=IF([.C28]=&quot;&quot;; &quot;&quot;; [.C28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/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29]=&quot;&quot;; [.F29]=&quot;&quot;); &quot;&quot;; IF([.F29]=&quot;Paid&quot;; 0; IF(DAY(TODAY()) &gt;= ([.C29]-5); 2; 1)))">
            <text:p/>
          </table:table-cell>
          <table:table-cell table:style-name="ce17"/>
          <table:table-cell table:style-name="ce22" table:formula="of:=IF([.C29]=&quot;&quot;; &quot;&quot;; [.C29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0]=&quot;&quot;; [.F30]=&quot;&quot;); &quot;&quot;; IF([.F30]=&quot;Paid&quot;; 0; IF(DAY(TODAY()) &gt;= ([.C30]-5); 2; 1)))">
            <text:p/>
          </table:table-cell>
          <table:table-cell table:style-name="ce16"/>
          <table:table-cell table:style-name="ce21" table:formula="of:=IF([.C30]=&quot;&quot;; &quot;&quot;; [.C30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/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31]=&quot;&quot;; [.F31]=&quot;&quot;); &quot;&quot;; IF([.F31]=&quot;Paid&quot;; 0; IF(DAY(TODAY()) &gt;= ([.C31]-5); 2; 1)))">
            <text:p/>
          </table:table-cell>
          <table:table-cell table:style-name="ce17"/>
          <table:table-cell table:style-name="ce22" table:formula="of:=IF([.C31]=&quot;&quot;; &quot;&quot;; [.C31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2]=&quot;&quot;; [.F32]=&quot;&quot;); &quot;&quot;; IF([.F32]=&quot;Paid&quot;; 0; IF(DAY(TODAY()) &gt;= ([.C32]-5); 2; 1)))">
            <text:p/>
          </table:table-cell>
          <table:table-cell table:style-name="ce16"/>
          <table:table-cell table:style-name="ce21" table:formula="of:=IF([.C32]=&quot;&quot;; &quot;&quot;; [.C32]-DAY(TODAY()))">
            <text:p/>
          </table:table-cell>
          <table:table-cell table:style-name="ce4"/>
        </table:table-row>
        <table:table-row table:style-name="ro1">
          <table:table-cell table:style-name="ce5"/>
          <table:table-cell table:style-name="ce5" table:content-validation-name="val1"/>
          <table:table-cell table:style-name="ce10" table:number-columns-repeated="2"/>
          <table:table-cell table:style-name="ce14"/>
          <table:table-cell table:style-name="ce17" table:content-validation-name="val2"/>
          <table:table-cell table:style-name="ce20" table:formula="of:=IF(OR([.C33]=&quot;&quot;; [.F33]=&quot;&quot;); &quot;&quot;; IF([.F33]=&quot;Paid&quot;; 0; IF(DAY(TODAY()) &gt;= ([.C33]-5); 2; 1)))">
            <text:p/>
          </table:table-cell>
          <table:table-cell table:style-name="ce17"/>
          <table:table-cell table:style-name="ce22" table:formula="of:=IF([.C33]=&quot;&quot;; &quot;&quot;; [.C33]-DAY(TODAY()))">
            <text:p/>
          </table:table-cell>
          <table:table-cell table:style-name="ce5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4]=&quot;&quot;; [.F34]=&quot;&quot;); &quot;&quot;; IF([.F34]=&quot;Paid&quot;; 0; IF(DAY(TODAY()) &gt;= ([.C34]-5); 2; 1)))">
            <text:p/>
          </table:table-cell>
          <table:table-cell table:style-name="ce16"/>
          <table:table-cell table:style-name="ce21" table:formula="of:=IF([.C34]=&quot;&quot;; &quot;&quot;; [.C34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5]=&quot;&quot;; [.F35]=&quot;&quot;); &quot;&quot;; IF([.F35]=&quot;Paid&quot;; 0; IF(DAY(TODAY()) &gt;= ([.C35]-5); 2; 1)))">
            <text:p/>
          </table:table-cell>
          <table:table-cell table:style-name="ce16"/>
          <table:table-cell table:style-name="ce21" table:formula="of:=IF([.C35]=&quot;&quot;; &quot;&quot;; [.C35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6]=&quot;&quot;; [.F36]=&quot;&quot;); &quot;&quot;; IF([.F36]=&quot;Paid&quot;; 0; IF(DAY(TODAY()) &gt;= ([.C36]-5); 2; 1)))">
            <text:p/>
          </table:table-cell>
          <table:table-cell table:style-name="ce16"/>
          <table:table-cell table:style-name="ce21" table:formula="of:=IF([.C36]=&quot;&quot;; &quot;&quot;; [.C36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7]=&quot;&quot;; [.F37]=&quot;&quot;); &quot;&quot;; IF([.F37]=&quot;Paid&quot;; 0; IF(DAY(TODAY()) &gt;= ([.C37]-5); 2; 1)))">
            <text:p/>
          </table:table-cell>
          <table:table-cell table:style-name="ce16"/>
          <table:table-cell table:style-name="ce21" table:formula="of:=IF([.C37]=&quot;&quot;; &quot;&quot;; [.C37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8]=&quot;&quot;; [.F38]=&quot;&quot;); &quot;&quot;; IF([.F38]=&quot;Paid&quot;; 0; IF(DAY(TODAY()) &gt;= ([.C38]-5); 2; 1)))">
            <text:p/>
          </table:table-cell>
          <table:table-cell table:style-name="ce16"/>
          <table:table-cell table:style-name="ce21" table:formula="of:=IF([.C38]=&quot;&quot;; &quot;&quot;; [.C38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39]=&quot;&quot;; [.F39]=&quot;&quot;); &quot;&quot;; IF([.F39]=&quot;Paid&quot;; 0; IF(DAY(TODAY()) &gt;= ([.C39]-5); 2; 1)))">
            <text:p/>
          </table:table-cell>
          <table:table-cell table:style-name="ce16"/>
          <table:table-cell table:style-name="ce21" table:formula="of:=IF([.C39]=&quot;&quot;; &quot;&quot;; [.C39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40]=&quot;&quot;; [.F40]=&quot;&quot;); &quot;&quot;; IF([.F40]=&quot;Paid&quot;; 0; IF(DAY(TODAY()) &gt;= ([.C40]-5); 2; 1)))">
            <text:p/>
          </table:table-cell>
          <table:table-cell table:style-name="ce16"/>
          <table:table-cell table:style-name="ce21" table:formula="of:=IF([.C40]=&quot;&quot;; &quot;&quot;; [.C40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41]=&quot;&quot;; [.F41]=&quot;&quot;); &quot;&quot;; IF([.F41]=&quot;Paid&quot;; 0; IF(DAY(TODAY()) &gt;= ([.C41]-5); 2; 1)))">
            <text:p/>
          </table:table-cell>
          <table:table-cell table:style-name="ce16"/>
          <table:table-cell table:style-name="ce21" table:formula="of:=IF([.C41]=&quot;&quot;; &quot;&quot;; [.C41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42]=&quot;&quot;; [.F42]=&quot;&quot;); &quot;&quot;; IF([.F42]=&quot;Paid&quot;; 0; IF(DAY(TODAY()) &gt;= ([.C42]-5); 2; 1)))">
            <text:p/>
          </table:table-cell>
          <table:table-cell table:style-name="ce16"/>
          <table:table-cell table:style-name="ce21" table:formula="of:=IF([.C42]=&quot;&quot;; &quot;&quot;; [.C42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43]=&quot;&quot;; [.F43]=&quot;&quot;); &quot;&quot;; IF([.F43]=&quot;Paid&quot;; 0; IF(DAY(TODAY()) &gt;= ([.C43]-5); 2; 1)))">
            <text:p/>
          </table:table-cell>
          <table:table-cell table:style-name="ce16"/>
          <table:table-cell table:style-name="ce21" table:formula="of:=IF([.C43]=&quot;&quot;; &quot;&quot;; [.C43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 table:formula="of:=IF(OR([.C44]=&quot;&quot;; [.F44]=&quot;&quot;); &quot;&quot;; IF([.F44]=&quot;Paid&quot;; 0; IF(DAY(TODAY()) &gt;= ([.C44]-5); 2; 1)))">
            <text:p/>
          </table:table-cell>
          <table:table-cell table:style-name="ce16"/>
          <table:table-cell table:style-name="ce21" table:formula="of:=IF([.C44]=&quot;&quot;; &quot;&quot;; [.C44]-DAY(TODAY()))">
            <text:p/>
          </table:table-cell>
          <table:table-cell table:style-name="ce4"/>
        </table:table-row>
        <table:table-row table:style-name="ro1">
          <table:table-cell table:style-name="ce4"/>
          <table:table-cell table:style-name="ce4" table:content-validation-name="val1"/>
          <table:table-cell table:style-name="ce9" table:number-columns-repeated="2"/>
          <table:table-cell table:style-name="ce13"/>
          <table:table-cell table:style-name="ce16" table:content-validation-name="val2"/>
          <table:table-cell table:style-name="ce19"/>
          <table:table-cell table:style-name="ce16"/>
          <table:table-cell table:style-name="ce21" table:formula="of:=IF([.C45]=&quot;&quot;; &quot;&quot;; [.C45]-DAY(TODAY()))">
            <text:p/>
          </table:table-cell>
          <table:table-cell table:style-name="ce4"/>
        </table:table-row>
        <table:table-row table:style-name="ro1" table:number-rows-repeated="1048530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4"/>
        </table:table-row>
        <table:table-row table:style-name="ro1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4"/>
        </table:table-row>
        <calcext:conditional-formats>
          <calcext:conditional-format calcext:target-range-address="Bills.G2:Bills.G45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"/>
          </calcext:conditional-format>
          <calcext:conditional-format calcext:target-range-address="Bills.I2:Bills.I45">
            <calcext:condition calcext:apply-style-name="Bad" calcext:value="formula-is(AND(OR([.$D2]=&quot;n&quot;;[.$D2]=&quot;N&quot;); [.$I2]&lt;15; [.$D2]&lt;&gt;&quot;Paid&quot;))" calcext:base-cell-address="Bills.I2"/>
          </calcext:conditional-format>
        </calcext:conditional-formats>
      </table:table>
      <table:table table:name="Sheet3" table:style-name="ta2">
        <table:table-column table:style-name="co2" table:default-cell-style-name="Default"/>
        <table:table-row table:style-name="ro1">
          <table:table-cell/>
        </table:table-row>
      </table:table>
      <table:table table:name="Sheet4" table:style-name="ta2">
        <table:table-column table:style-name="co2" table:default-cell-style-name="Default"/>
        <table:table-row table:style-name="ro1">
          <table:table-cell/>
        </table:table-row>
      </table:table>
      <table:table table:name="Sheet1" table:style-name="ta2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3:05:20.61314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21:30:00.080679300</meta:creation-date>
    <dc:date>2026-02-03T16:38:58.159098700</dc:date>
    <meta:editing-duration>P1DT10H10M3S</meta:editing-duration>
    <meta:editing-cycles>3</meta:editing-cycles>
    <meta:generator>LibreOffice/25.8.4.2$Windows_X86_64 LibreOffice_project/290daaa01b999472f0c7a3890eb6a550fd74c6df</meta:generator>
    <meta:document-statistic meta:table-count="4" meta:cell-count="174" meta:object-count="0"/>
  </office:meta>
</office:document-meta>
</file>